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516in"/>
    </style:style>
    <style:style style:name="co2" style:family="table-column">
      <style:table-column-properties fo:break-before="auto" style:column-width="4.1547in"/>
    </style:style>
    <style:style style:name="co3" style:family="table-column">
      <style:table-column-properties fo:break-before="auto" style:column-width="4.4626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62in" fo:break-before="auto" style:use-optimal-row-height="true"/>
    </style:style>
    <style:style style:name="ro3" style:family="table-row">
      <style:table-row-properties style:row-height="0.7917in" fo:break-before="auto" style:use-optimal-row-height="true"/>
    </style:style>
    <style:style style:name="ro4" style:family="table-row">
      <style:table-row-properties style:row-height="0.63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Attribution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File Page</text:p>
          </table:table-cell>
          <table:table-cell table:style-name="Default" office:value-type="string" calcext:value-type="string">
            <text:p>Attribution Html</text:p>
          </table:table-cell>
          <table:table-cell office:value-type="string" calcext:value-type="string">
            <text:p>Comments</text:p>
          </table:table-cell>
        </table:table-row>
        <table:table-row table:style-name="ro1">
          <table:table-cell office:value-type="string" calcext:value-type="string">
            <text:p>text.svg</text:p>
          </table:table-cell>
          <table:table-cell office:value-type="string" calcext:value-type="string">
            <text:p>https://www.svgrepo.com/svg/511167/text</text:p>
          </table:table-cell>
          <table:table-cell table:style-name="Default" office:value-type="string" calcext:value-type="string">
            <text:p>Vectors and icons by &lt;a href="https://github.com/krystonschwarze/coolicons?ref=svgrepo.com" target="_blank"&gt;Krystonschwarze&lt;/a&gt; in CC Attribution License via &lt;a href="https://www.svgrepo.com/" target="_blank"&gt;SVG Repo&lt;/a&gt;</text:p>
          </table:table-cell>
          <table:table-cell/>
        </table:table-row>
        <table:table-row table:style-name="ro1">
          <table:table-cell office:value-type="string" calcext:value-type="string">
            <text:p>tag.svg</text:p>
          </table:table-cell>
          <table:table-cell office:value-type="string" calcext:value-type="string">
            <text:p>https://www.svgrepo.com/svg/491494/tag</text:p>
          </table:table-cell>
          <table:table-cell table:style-name="Default" office:value-type="string" calcext:value-type="string">
            <text:p>Vectors and icons by &lt;a href="https://www.figma.com/@thewolfkit?ref=svgrepo.com" target="_blank"&gt;Thewolfkit&lt;/a&gt; in CC Attribution License via &lt;a href="https://www.svgrepo.com/" target="_blank"&gt;SVG Repo&lt;/a&gt;</text:p>
          </table:table-cell>
          <table:table-cell/>
        </table:table-row>
        <table:table-row table:style-name="ro1">
          <table:table-cell office:value-type="string" calcext:value-type="string">
            <text:p>spinner.svg</text:p>
          </table:table-cell>
          <table:table-cell office:value-type="string" calcext:value-type="string">
            <text:p>https://www.svgrepo.com/svg/352500/spinner</text:p>
          </table:table-cell>
          <table:table-cell table:style-name="Default" office:value-type="string" calcext:value-type="string">
            <text:p>Vectors and icons by &lt;a href="https://github.com/FortAwesome/Font-Awesome?ref=svgrepo.com" target="_blank"&gt;Fortawesome&lt;/a&gt; in CC Attribution License via &lt;a href="https://www.svgrepo.com/" target="_blank"&gt;SVG Repo&lt;/a&gt;</text:p>
          </table:table-cell>
          <table:table-cell/>
        </table:table-row>
        <table:table-row table:style-name="ro1">
          <table:table-cell office:value-type="string" calcext:value-type="string">
            <text:p>snowflake.svg</text:p>
          </table:table-cell>
          <table:table-cell office:value-type="string" calcext:value-type="string">
            <text:p>https://www.svgrepo.com/svg/529894/snowflake</text:p>
          </table:table-cell>
          <table:table-cell table:style-name="Default" office:value-type="string" calcext:value-type="string">
            <text:p>Vectors and icons by &lt;a href="https://www.figma.com/community/file/1166831539721848736?ref=svgrepo.com" target="_blank"&gt;Solar Icons&lt;/a&gt; in CC Attribution License via &lt;a href="https://www.svgrepo.com/" target="_blank"&gt;SVG Repo&lt;/a&gt;</text:p>
          </table:table-cell>
          <table:table-cell/>
        </table:table-row>
        <table:table-row table:style-name="ro1">
          <table:table-cell office:value-type="string" calcext:value-type="string">
            <text:p>plus.svg</text:p>
          </table:table-cell>
          <table:table-cell office:value-type="string" calcext:value-type="string">
            <text:p>https://www.svgrepo.com/svg/522234/plus</text:p>
          </table:table-cell>
          <table:table-cell table:style-name="Default" office:value-type="string" calcext:value-type="string">
            <text:p>Vectors and icons by &lt;a href="https://dribbble.com/catalinfertu?ref=svgrepo.com" target="_blank"&gt;Catalin Fertu&lt;/a&gt; in CC Attribution License via &lt;a href="https://www.svgrepo.com/" target="_blank"&gt;SVG Repo&lt;/a&gt;</text:p>
          </table:table-cell>
          <table:table-cell/>
        </table:table-row>
        <table:table-row table:style-name="ro1">
          <table:table-cell office:value-type="string" calcext:value-type="string">
            <text:p>paintbrush.svg</text:p>
          </table:table-cell>
          <table:table-cell office:value-type="string" calcext:value-type="string">
            <text:p>https://www.svgrepo.com/svg/364719/paint-brush-household-fill</text:p>
          </table:table-cell>
          <table:table-cell table:style-name="Default" office:value-type="string" calcext:value-type="string">
            <text:p>Vectors and icons by &lt;a href="https://github.com/phosphor-icons/phosphor-icons?ref=svgrepo.com" target="_blank"&gt;Phosphor&lt;/a&gt; in MIT License via &lt;a href="https://www.svgrepo.com/" target="_blank"&gt;SVG Repo&lt;/a&gt;</text:p>
          </table:table-cell>
          <table:table-cell/>
        </table:table-row>
        <table:table-row table:style-name="ro1">
          <table:table-cell office:value-type="string" calcext:value-type="string">
            <text:p>megaphone.svg</text:p>
          </table:table-cell>
          <table:table-cell office:value-type="string" calcext:value-type="string">
            <text:p>https://www.svgrepo.com/svg/400474/megaphone</text:p>
          </table:table-cell>
          <table:table-cell table:style-name="Default" office:value-type="string" calcext:value-type="string">
            <text:p>Vectors and icons by &lt;a href="https://github.com/mozilla/fxemoji?ref=svgrepo.com" target="_blank"&gt;Mozilla&lt;/a&gt; in Apache License via &lt;a href="https://www.svgrepo.com/" target="_blank"&gt;SVG Repo&lt;/a&gt;</text:p>
          </table:table-cell>
          <table:table-cell/>
        </table:table-row>
        <table:table-row table:style-name="ro1">
          <table:table-cell office:value-type="string" calcext:value-type="string">
            <text:p>banana.png</text:p>
          </table:table-cell>
          <table:table-cell office:value-type="string" calcext:value-type="string">
            <text:p>Banana SVG Vector</text:p>
          </table:table-cell>
          <table:table-cell table:style-name="Default" office:value-type="string" calcext:value-type="string">
            <text:p>Vectors and icons by &lt;a href="https://github.com/googlefonts/noto-emoji?ref=svgrepo.com" target="_blank"&gt;Googlefonts&lt;/a&gt; in Apache License via &lt;a href="https://www.svgrepo.com/" target="_blank"&gt;SVG Repo&lt;/a&gt;</text:p>
          </table:table-cell>
          <table:table-cell/>
        </table:table-row>
        <table:table-row table:style-name="ro1">
          <table:table-cell office:value-type="string" calcext:value-type="string">
            <text:p>bananas.png</text:p>
          </table:table-cell>
          <table:table-cell/>
          <table:table-cell table:style-name="Default" office:value-type="string" calcext:value-type="string">
            <text:p>Vectors and icons by &lt;a href="https://github.com/mozilla/fxemoji?ref=svgrepo.com" target="_blank"&gt;Mozilla&lt;/a&gt; in Apache License via &lt;a href="https://www.svgrepo.com/" target="_blank"&gt;SVG Repo&lt;/a&gt;</text:p>
          </table:table-cell>
          <table:table-cell/>
        </table:table-row>
        <table:table-row table:style-name="ro1">
          <table:table-cell office:value-type="string" calcext:value-type="string">
            <text:p>bolt.png</text:p>
          </table:table-cell>
          <table:table-cell office:value-type="string" calcext:value-type="string">
            <text:p>https://www.svgrepo.com/svg/436656/bolt-fill</text:p>
          </table:table-cell>
          <table:table-cell table:style-name="Default" office:value-type="string" calcext:value-type="string">
            <text:p>Vectors and icons by &lt;a href="https://github.com/framework7io/framework7-icons?ref=svgrepo.com" target="_blank"&gt;Framework7io&lt;/a&gt; in MIT License via &lt;a href="https://www.svgrepo.com/" target="_blank"&gt;SVG Repo&lt;/a&gt;</text:p>
          </table:table-cell>
          <table:table-cell/>
        </table:table-row>
        <table:table-row table:style-name="ro1">
          <table:table-cell office:value-type="string" calcext:value-type="string">
            <text:p>datetime.svg</text:p>
          </table:table-cell>
          <table:table-cell office:value-type="string" calcext:value-type="string">
            <text:p>https://www.svgrepo.com/svg/326236/i-schedule-school-date-time</text:p>
          </table:table-cell>
          <table:table-cell table:style-name="Default" office:value-type="string" calcext:value-type="string">
            <text:p>Vectors and icons by &lt;a href="https://healthicons.org/?ref=svgrepo.com" target="_blank"&gt;Healthicons&lt;/a&gt; in PD License via &lt;a href="https://www.svgrepo.com/" target="_blank"&gt;SVG Repo&lt;/a&gt;</text:p>
          </table:table-cell>
          <table:table-cell/>
        </table:table-row>
        <table:table-row table:style-name="ro1">
          <table:table-cell office:value-type="string" calcext:value-type="string">
            <text:p>findreplace.svg</text:p>
          </table:table-cell>
          <table:table-cell office:value-type="string" calcext:value-type="string">
            <text:p>https://www.svgrepo.com/svg/452352/search-and-replace</text:p>
          </table:table-cell>
          <table:table-cell table:style-name="Default" office:value-type="string" calcext:value-type="string">
            <text:p>Vectors and icons by &lt;a href="https://gitlab.com/bliss-design-system/iconsets?ref=svgrepo.com" target="_blank"&gt;Bliss Design System&lt;/a&gt; in MIT License via &lt;a href="https://www.svgrepo.com/" target="_blank"&gt;SVG Repo&lt;/a&gt;</text:p>
          </table:table-cell>
          <table:table-cell/>
        </table:table-row>
        <table:table-row table:style-name="ro1">
          <table:table-cell office:value-type="string" calcext:value-type="string">
            <text:p>gavel.png</text:p>
          </table:table-cell>
          <table:table-cell office:value-type="string" calcext:value-type="string">
            <text:p>https://www.svgrepo.com/svg/60798/gavel</text:p>
          </table:table-cell>
          <table:table-cell table:style-name="Default" office:value-type="string" calcext:value-type="string">
            <text:p>NONE</text:p>
          </table:table-cell>
          <table:table-cell/>
        </table:table-row>
        <table:table-row table:style-name="ro2">
          <table:table-cell office:value-type="string" calcext:value-type="string">
            <text:p>delete.svg</text:p>
          </table:table-cell>
          <table:table-cell office:value-type="string" calcext:value-type="string">
            <text:p>https://www.svgrepo.com/svg/450424/delete</text:p>
          </table:table-cell>
          <table:table-cell office:value-type="string" calcext:value-type="string">
            <text:p>Vectors and icons by &lt;a href="https://dribbble.com/Bugsster?ref=svgrepo.com" target="_blank"&gt;Taras Shypka&lt;/a&gt; in PD License via &lt;a href="https://www.svgrepo.com/" target="_blank"&gt;SVG Repo&lt;/a&gt; </text:p>
          </table:table-cell>
          <table:table-cell/>
        </table:table-row>
        <table:table-row table:style-name="ro3">
          <table:table-cell office:value-type="string" calcext:value-type="string">
            <text:p>edit.svg</text:p>
          </table:table-cell>
          <table:table-cell office:value-type="string" calcext:value-type="string">
            <text:p>https://www.svgrepo.com/svg/509911/edit</text:p>
          </table:table-cell>
          <table:table-cell office:value-type="string" calcext:value-type="string">
            <text:p>Vectors and icons by &lt;a href="https://github.com/32pixelsCo/zest-icons/blob/master/packages/zest-free/LICENSE.md?ref=svgrepo.com" target="_blank"&gt;Zest&lt;/a&gt; in MIT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stack.svg</text:p>
          </table:table-cell>
          <table:table-cell office:value-type="string" calcext:value-type="string">
            <text:p>https://www.svgrepo.com/svg/345170/stack</text:p>
          </table:table-cell>
          <table:table-cell office:value-type="string" calcext:value-type="string">
            <text:p>Vectors and icons by &lt;a href="https://github.com/twbs/icons?ref=svgrepo.com" target="_blank"&gt;Bootstrap&lt;/a&gt; in MIT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paragraph.svg</text:p>
          </table:table-cell>
          <table:table-cell office:value-type="string" calcext:value-type="string">
            <text:p>https://www.svgrepo.com/svg/360637/paragraph</text:p>
          </table:table-cell>
          <table:table-cell office:value-type="string" calcext:value-type="string">
            <text:p>Vectors and icons by &lt;a href="https://github.com/michaelampr/jam?ref=svgrepo.com" target="_blank"&gt;Michaelampr&lt;/a&gt; in MIT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crosshair.svg</text:p>
          </table:table-cell>
          <table:table-cell office:value-type="string" calcext:value-type="string">
            <text:p>https://www.svgrepo.com/svg/472574/crosshair</text:p>
          </table:table-cell>
          <table:table-cell office:value-type="string" calcext:value-type="string">
            <text:p>Vectors and icons by &lt;a href="https://github.com/jtblabs/jtb-icons?ref=svgrepo.com" target="_blank"&gt;Jtblabs&lt;/a&gt; in Logo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triangle.svg</text:p>
          </table:table-cell>
          <table:table-cell office:value-type="string" calcext:value-type="string">
            <text:p>https://www.svgrepo.com/svg/486500/triangle-filled</text:p>
          </table:table-cell>
          <table:table-cell office:value-type="string" calcext:value-type="string">
            <text:p>Vectors and icons by &lt;a href="https://github.com/siemens/ix-icons?ref=svgrepo.com" target="_blank"&gt;Siemens&lt;/a&gt; in MIT License via &lt;a href="https://www.svgrepo.com/" target="_blank"&gt;SVG Repo&lt;/a&gt; </text:p>
          </table:table-cell>
          <table:table-cell/>
        </table:table-row>
        <table:table-row table:style-name="ro4">
          <table:table-cell office:value-type="string" calcext:value-type="string">
            <text:p>pause.svg</text:p>
          </table:table-cell>
          <table:table-cell office:value-type="string" calcext:value-type="string">
            <text:p>https://www.svgrepo.com/svg/526077/pause</text:p>
          </table:table-cell>
          <table:table-cell office:value-type="string" calcext:value-type="string">
            <text:p>Vectors and icons by &lt;a href="https://www.figma.com/community/file/1166831539721848736?ref=svgrepo.com" target="_blank"&gt;Solar Icons&lt;/a&gt; in CC Attribution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stop.svg</text:p>
          </table:table-cell>
          <table:table-cell office:value-type="string" calcext:value-type="string">
            <text:p>https://www.svgrepo.com/svg/514251/stop</text:p>
          </table:table-cell>
          <table:table-cell office:value-type="string" calcext:value-type="string">
            <text:p>Vectors and icons by &lt;a href="https://github.com/d8vjork/batch-icons?ref=svgrepo.com" target="_blank"&gt;Adam Whitcroft&lt;/a&gt; in MIT License via &lt;a href="https://www.svgrepo.com/" target="_blank"&gt;SVG Repo&lt;/a&gt; </text:p>
          </table:table-cell>
          <table:table-cell/>
        </table:table-row>
        <table:table-row table:style-name="ro1">
          <table:table-cell office:value-type="string" calcext:value-type="string">
            <text:p>select.svg</text:p>
          </table:table-cell>
          <table:table-cell office:value-type="string" calcext:value-type="string">
            <text:p>https://www.svgrepo.com/svg/414903/select-window-browser</text:p>
          </table:table-cell>
          <table:table-cell table:style-name="Default"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rate.png</text:p>
          </table:table-cell>
          <table:table-cell office:value-type="string" calcext:value-type="string">
            <text:p>https://www.svgrepo.com/svg/247593/rating-rate</text:p>
          </table:table-cell>
          <table:table-cell table:style-name="Default" office:value-type="string" calcext:value-type="string">
            <text:p>NONE</text:p>
          </table:table-cell>
          <table:table-cell/>
        </table:table-row>
        <table:table-row table:style-name="ro2">
          <table:table-cell office:value-type="string" calcext:value-type="string">
            <text:p>eagle.png</text:p>
          </table:table-cell>
          <table:table-cell office:value-type="string" calcext:value-type="string">
            <text:p>https://www.svgrepo.com/svg/405254/eagle</text:p>
          </table:table-cell>
          <table:table-cell office:value-type="string" calcext:value-type="string">
            <text:p>Vectors and icons by &lt;a href="https://github.com/twitter/twemoji?ref=svgrepo.com" target="_blank"&gt;Twitter&lt;/a&gt; in MIT License via &lt;a href="https://www.svgrepo.com/" target="_blank"&gt;SVG Repo&lt;/a&gt; </text:p>
          </table:table-cell>
          <table:table-cell office:value-type="string" calcext:value-type="string">
            <text:p>Used by ImageAnnotator</text:p>
          </table:table-cell>
        </table:table-row>
        <table:table-row table:style-name="ro2">
          <table:table-cell office:value-type="string" calcext:value-type="string">
            <text:p>chain.png</text:p>
          </table:table-cell>
          <table:table-cell office:value-type="string" calcext:value-type="string">
            <text:p>https://www.svgrepo.com/svg/514073/chain</text:p>
          </table:table-cell>
          <table:table-cell office:value-type="string" calcext:value-type="string">
            <text:p>Vectors and icons by &lt;a href="https://github.com/d8vjork/batch-icons?ref=svgrepo.com" target="_blank"&gt;Adam Whitcroft&lt;/a&gt; in MIT License via &lt;a href="https://www.svgrepo.com/" target="_blank"&gt;SVG Repo&lt;/a&gt; </text:p>
          </table:table-cell>
          <table:table-cell/>
        </table:table-row>
        <table:table-row table:style-name="ro4">
          <table:table-cell office:value-type="string" calcext:value-type="string">
            <text:p>play.png</text:p>
          </table:table-cell>
          <table:table-cell office:value-type="string" calcext:value-type="string">
            <text:p>https://www.svgrepo.com/svg/526106/play</text:p>
          </table:table-cell>
          <table:table-cell office:value-type="string" calcext:value-type="string">
            <text:p>Vectors and icons by &lt;a href="https://www.figma.com/community/file/1166831539721848736?ref=svgrepo.com" target="_blank"&gt;Solar Icons&lt;/a&gt; in CC Attribution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eye_closed.png</text:p>
          </table:table-cell>
          <table:table-cell office:value-type="string" calcext:value-type="string">
            <text:p>https://www.svgrepo.com/svg/498962/hide</text:p>
          </table:table-cell>
          <table:table-cell office:value-type="string" calcext:value-type="string">
            <text:p>Vectors and icons by &lt;a href="https://github.com/uxwb/icons?ref=svgrepo.com" target="_blank"&gt;Uxwb&lt;/a&gt; in GPL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eye.png</text:p>
          </table:table-cell>
          <table:table-cell office:value-type="string" calcext:value-type="string">
            <text:p>https://www.svgrepo.com/svg/498935/show</text:p>
          </table:table-cell>
          <table:table-cell office:value-type="string" calcext:value-type="string">
            <text:p>Vectors and icons by &lt;a href="https://github.com/uxwb/icons?ref=svgrepo.com" target="_blank"&gt;Uxwb&lt;/a&gt; in GPL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egg.png</text:p>
          </table:table-cell>
          <table:table-cell office:value-type="string" calcext:value-type="string">
            <text:p>https://www.svgrepo.com/svg/490940/egg</text:p>
          </table:table-cell>
          <table:table-cell office:value-type="string" calcext:value-type="string">
            <text:p>Vectors and icons by &lt;a href="https://dribbble.com/anita_molnar?ref=svgrepo.com" target="_blank"&gt;Anita Mura&lt;/a&gt; in PD License via &lt;a href="https://www.svgrepo.com/" target="_blank"&gt;SVG Repo&lt;/a&gt; </text:p>
          </table:table-cell>
          <table:table-cell/>
        </table:table-row>
        <table:table-row table:style-name="ro4">
          <table:table-cell office:value-type="string" calcext:value-type="string">
            <text:p>robotclaw.png</text:p>
          </table:table-cell>
          <table:table-cell office:value-type="string" calcext:value-type="string">
            <text:p>https://www.svgrepo.com/svg/499357/robot-arm</text:p>
          </table:table-cell>
          <table:table-cell office:value-type="string" calcext:value-type="string">
            <text:p>Vectors and icons by &lt;a href="https://github.com/nagoshiashumari/Rpg-Awesome?ref=svgrepo.com" target="_blank"&gt;Nagoshiashumari&lt;/a&gt; in GPL License via &lt;a href="https://www.svgrepo.com/" target="_blank"&gt;SVG Repo&lt;/a&gt; </text:p>
          </table:table-cell>
          <table:table-cell/>
        </table:table-row>
        <table:table-row table:style-name="ro4">
          <table:table-cell office:value-type="string" calcext:value-type="string">
            <text:p>sheep.png</text:p>
          </table:table-cell>
          <table:table-cell office:value-type="string" calcext:value-type="string">
            <text:p>https://www.svgrepo.com/svg/411132/clone</text:p>
          </table:table-cell>
          <table:table-cell office:value-type="string" calcext:value-type="string">
            <text:p>Vectors and icons by &lt;a href="https://dribbble.com/shannonethomas?ref=svgrepo.com" target="_blank"&gt;Shannon E. Thomas&lt;/a&gt; in CC Attribution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scissors.png</text:p>
          </table:table-cell>
          <table:table-cell office:value-type="string" calcext:value-type="string">
            <text:p>https://www.svgrepo.com/svg/479928/scissors-9</text:p>
          </table:table-cell>
          <table:table-cell office:value-type="string" calcext:value-type="string">
            <text:p>Vectors and icons by &lt;a href="https://icooon-mono.com/?ref=svgrepo.com" target="_blank"&gt;Icooon Mono&lt;/a&gt; in PD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save.png</text:p>
          </table:table-cell>
          <table:table-cell office:value-type="string" calcext:value-type="string">
            <text:p>https://www.svgrepo.com/svg/449207/save-filled</text:p>
          </table:table-cell>
          <table:table-cell office:value-type="string" calcext:value-type="string">
            <text:p>Vectors and icons by &lt;a href="https://github.com/UXAspects/UXAspects?ref=svgrepo.com" target="_blank"&gt;Uxaspects&lt;/a&gt; in Apache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tag.png</text:p>
          </table:table-cell>
          <table:table-cell office:value-type="string" calcext:value-type="string">
            <text:p>https://www.svgrepo.com/svg/533457/tag</text:p>
          </table:table-cell>
          <table:table-cell office:value-type="string" calcext:value-type="string">
            <text:p>Vectors and icons by &lt;a href="https://dazzleui.gumroad.com/l/dazzleiconsfree?ref=svgrepo.com" target="_blank"&gt;Dazzle Ui&lt;/a&gt; in CC Attribution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desc_black.png</text:p>
          </table:table-cell>
          <table:table-cell office:value-type="string" calcext:value-type="string">
            <text:p>https://www.svgrepo.com/svg/533632/arrow-up</text:p>
          </table:table-cell>
          <table:table-cell office:value-type="string" calcext:value-type="string">
            <text:p>Vectors and icons by &lt;a href="https://dazzleui.gumroad.com/l/dazzleiconsfree?ref=svgrepo.com" target="_blank"&gt;Dazzle Ui&lt;/a&gt; in CC Attribution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alarmClock.png</text:p>
          </table:table-cell>
          <table:table-cell office:value-type="string" calcext:value-type="string">
            <text:p>https://www.svgrepo.com/svg/479681/alarm-clock</text:p>
          </table:table-cell>
          <table:table-cell office:value-type="string" calcext:value-type="string">
            <text:p>Vectors and icons by &lt;a href="https://icooon-mono.com/?ref=svgrepo.com" target="_blank"&gt;Icooon Mono&lt;/a&gt; in PD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add_black.png</text:p>
          </table:table-cell>
          <table:table-cell office:value-type="string" calcext:value-type="string">
            <text:p>https://www.svgrepo.com/svg/522234/plus?edit=true</text:p>
          </table:table-cell>
          <table:table-cell office:value-type="string" calcext:value-type="string">
            <text:p>Vectors and icons by &lt;a href="https://dribbble.com/catalinfertu?ref=svgrepo.com" target="_blank"&gt;Catalin Fertu&lt;/a&gt; in CC Attribution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add_green.png</text:p>
          </table:table-cell>
          <table:table-cell office:value-type="string" calcext:value-type="string">
            <text:p>https://www.svgrepo.com/svg/522234/plus?edit=true</text:p>
          </table:table-cell>
          <table:table-cell office:value-type="string" calcext:value-type="string">
            <text:p>Vectors and icons by &lt;a href="https://dribbble.com/catalinfertu?ref=svgrepo.com" target="_blank"&gt;Catalin Fertu&lt;/a&gt; in CC Attribution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rename.png</text:p>
          </table:table-cell>
          <table:table-cell office:value-type="string" calcext:value-type="string">
            <text:p>https://www.svgrepo.com/svg/311141/rename</text:p>
          </table:table-cell>
          <table:table-cell office:value-type="string" calcext:value-type="string">
            <text:p>Vectors and icons by &lt;a href="https://github.com/microsoft/vscode-codicons?ref=svgrepo.com" target="_blank"&gt;Microsoft&lt;/a&gt; in MIT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brain.png</text:p>
          </table:table-cell>
          <table:table-cell office:value-type="string" calcext:value-type="string">
            <text:p>https://www.svgrepo.com/svg/483886/brain-illustration-12</text:p>
          </table:table-cell>
          <table:table-cell office:value-type="string" calcext:value-type="string">
            <text:p>Vectors and icons by &lt;a href="https://icooon-mono.com/?ref=svgrepo.com" target="_blank"&gt;Icooon Mono&lt;/a&gt; in PD License via &lt;a href="https://www.svgrepo.com/" target="_blank"&gt;SVG Repo&lt;/a&gt; </text:p>
          </table:table-cell>
          <table:table-cell/>
        </table:table-row>
        <table:table-row table:style-name="ro3">
          <table:table-cell office:value-type="string" calcext:value-type="string">
            <text:p>bringToFront.png</text:p>
          </table:table-cell>
          <table:table-cell office:value-type="string" calcext:value-type="string">
            <text:p>https://www.svgrepo.com/svg/509766/bring-to-front</text:p>
          </table:table-cell>
          <table:table-cell office:value-type="string" calcext:value-type="string">
            <text:p>Vectors and icons by &lt;a href="https://github.com/32pixelsCo/zest-icons/blob/master/packages/zest-free/LICENSE.md?ref=svgrepo.com" target="_blank"&gt;Zest&lt;/a&gt; in MIT License via &lt;a href="https://www.svgrepo.com/" target="_blank"&gt;SVG Repo&lt;/a&gt; </text:p>
          </table:table-cell>
          <table:table-cell/>
        </table:table-row>
        <table:table-row table:style-name="ro3">
          <table:table-cell office:value-type="string" calcext:value-type="string">
            <text:p>sendToBack.png</text:p>
          </table:table-cell>
          <table:table-cell office:value-type="string" calcext:value-type="string">
            <text:p>https://www.svgrepo.com/svg/510187/send-to-back</text:p>
          </table:table-cell>
          <table:table-cell office:value-type="string" calcext:value-type="string">
            <text:p>Vectors and icons by &lt;a href="https://github.com/32pixelsCo/zest-icons/blob/master/packages/zest-free/LICENSE.md?ref=svgrepo.com" target="_blank"&gt;Zest&lt;/a&gt; in MIT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bullseye.png</text:p>
          </table:table-cell>
          <table:table-cell office:value-type="string" calcext:value-type="string">
            <text:p>https://www.svgrepo.com/svg/472493/bullseye-arrow</text:p>
          </table:table-cell>
          <table:table-cell office:value-type="string" calcext:value-type="string">
            <text:p>Vectors and icons by &lt;a href="https://github.com/jtblabs/jtb-icons?ref=svgrepo.com" target="_blank"&gt;Jtblabs&lt;/a&gt; in Logo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butterfly.png</text:p>
          </table:table-cell>
          <table:table-cell office:value-type="string" calcext:value-type="string">
            <text:p>https://www.svgrepo.com/svg/395958/butterfly</text:p>
          </table:table-cell>
          <table:table-cell office:value-type="string" calcext:value-type="string">
            <text:p>Vectors and icons by &lt;a href="https://github.com/googlefonts/noto-emoji?ref=svgrepo.com" target="_blank"&gt;Googlefonts&lt;/a&gt; in Apache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ibeam.png</text:p>
          </table:table-cell>
          <table:table-cell office:value-type="string" calcext:value-type="string">
            <text:p>https://www.svgrepo.com/svg/507639/cursor-text</text:p>
          </table:table-cell>
          <table:table-cell office:value-type="string" calcext:value-type="string">
            <text:p>Vectors and icons by &lt;a href="https://github.com/la-moore/scarlab-icons?ref=svgrepo.com" target="_blank"&gt;Scarlab&lt;/a&gt; in MIT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check.png</text:p>
          </table:table-cell>
          <table:table-cell office:value-type="string" calcext:value-type="string">
            <text:p>https://www.svgrepo.com/svg/479052/check-box</text:p>
          </table:table-cell>
          <table:table-cell office:value-type="string" calcext:value-type="string">
            <text:p>Vectors and icons by &lt;a href="https://icooon-mono.com/?ref=svgrepo.com" target="_blank"&gt;Icooon Mono&lt;/a&gt; in PD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cleargrid.png</text:p>
          </table:table-cell>
          <table:table-cell office:value-type="string" calcext:value-type="string">
            <text:p>https://www.svgrepo.com/svg/489741/grid</text:p>
          </table:table-cell>
          <table:table-cell office:value-type="string" calcext:value-type="string">
            <text:p>Vectors and icons by &lt;a href="https://www.figma.com/@8ffb5d9c_acf6_4?ref=svgrepo.com" target="_blank"&gt;Asoka&lt;/a&gt; in PD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close.png</text:p>
          </table:table-cell>
          <table:table-cell office:value-type="string" calcext:value-type="string">
            <text:p>https://www.svgrepo.com/svg/500512/close-bold</text:p>
          </table:table-cell>
          <table:table-cell office:value-type="string" calcext:value-type="string">
            <text:p>Vectors and icons by &lt;a href="https://github.com/element-plus/element-plus-icons?ref=svgrepo.com" target="_blank"&gt;Element Plus&lt;/a&gt; in MIT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cog.png</text:p>
          </table:table-cell>
          <table:table-cell office:value-type="string" calcext:value-type="string">
            <text:p>https://www.svgrepo.com/svg/441919/cog</text:p>
          </table:table-cell>
          <table:table-cell office:value-type="string" calcext:value-type="string">
            <text:p>Vectors and icons by &lt;a href="https://github.com/yourtempo/tempo-quill-icons?ref=svgrepo.com" target="_blank"&gt;Yourtempo&lt;/a&gt; in MIT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copy.png</text:p>
          </table:table-cell>
          <table:table-cell office:value-type="string" calcext:value-type="string">
            <text:p>https://www.svgrepo.com/svg/450770/copy</text:p>
          </table:table-cell>
          <table:table-cell office:value-type="string" calcext:value-type="string">
            <text:p>Vectors and icons by &lt;a href="https://github.com/Esri/calcite-ui-icons?ref=svgrepo.com" target="_blank"&gt;Esri&lt;/a&gt; in MIT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manual.png</text:p>
          </table:table-cell>
          <table:table-cell office:value-type="string" calcext:value-type="string">
            <text:p>https://www.svgrepo.com/svg/448804/manual</text:p>
          </table:table-cell>
          <table:table-cell office:value-type="string" calcext:value-type="string">
            <text:p>Vectors and icons by &lt;a href="https://github.com/fabric-ds/icons?ref=svgrepo.com" target="_blank"&gt;Fabric Design System&lt;/a&gt; in MIT License via &lt;a href="https://www.svgrepo.com/" target="_blank"&gt;SVG Repo&lt;/a&gt; </text:p>
          </table:table-cell>
          <table:table-cell/>
        </table:table-row>
        <table:table-row table:style-name="ro3">
          <table:table-cell office:value-type="string" calcext:value-type="string">
            <text:p>edit.png</text:p>
          </table:table-cell>
          <table:table-cell office:value-type="string" calcext:value-type="string">
            <text:p>https://www.svgrepo.com/svg/509911/edit</text:p>
          </table:table-cell>
          <table:table-cell office:value-type="string" calcext:value-type="string">
            <text:p>Vectors and icons by &lt;a href="https://github.com/32pixelsCo/zest-icons/blob/master/packages/zest-free/LICENSE.md?ref=svgrepo.com" target="_blank"&gt;Zest&lt;/a&gt; in MIT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minus.png</text:p>
          </table:table-cell>
          <table:table-cell office:value-type="string" calcext:value-type="string">
            <text:p>https://www.svgrepo.com/svg/522184/minus</text:p>
          </table:table-cell>
          <table:table-cell office:value-type="string" calcext:value-type="string">
            <text:p>Vectors and icons by &lt;a href="https://dribbble.com/catalinfertu?ref=svgrepo.com" target="_blank"&gt;Catalin Fertu&lt;/a&gt; in CC Attribution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curlys.png</text:p>
          </table:table-cell>
          <table:table-cell office:value-type="string" calcext:value-type="string">
            <text:p>https://www.svgrepo.com/svg/441398/code-curly</text:p>
          </table:table-cell>
          <table:table-cell office:value-type="string" calcext:value-type="string">
            <text:p>Vectors and icons by &lt;a href="https://atomicons.com/?ref=svgrepo.com" target="_blank"&gt;Atomicons&lt;/a&gt; in CC Attribution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replace.png</text:p>
          </table:table-cell>
          <table:table-cell office:value-type="string" calcext:value-type="string">
            <text:p>https://www.svgrepo.com/svg/443796/gui-findnreplace</text:p>
          </table:table-cell>
          <table:table-cell office:value-type="string" calcext:value-type="string">
            <text:p>Vectors and icons by &lt;a href="https://github.com/DiemenDesign/LibreICONS?ref=svgrepo.com" target="_blank"&gt;Diemen Design&lt;/a&gt; in MIT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reset.png</text:p>
          </table:table-cell>
          <table:table-cell office:value-type="string" calcext:value-type="string">
            <text:p>https://www.svgrepo.com/svg/501336/reset</text:p>
          </table:table-cell>
          <table:table-cell office:value-type="string" calcext:value-type="string">
            <text:p>Vectors and icons by &lt;a href="https://github.com/instructure/instructure-ui?ref=svgrepo.com" target="_blank"&gt;Instructure Ui&lt;/a&gt; in MIT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signout.png</text:p>
          </table:table-cell>
          <table:table-cell office:value-type="string" calcext:value-type="string">
            <text:p>https://www.svgrepo.com/svg/358205/signout</text:p>
          </table:table-cell>
          <table:table-cell office:value-type="string" calcext:value-type="string">
            <text:p>Vectors and icons by &lt;a href="https://github.com/Iconscout/unicons?ref=svgrepo.com" target="_blank"&gt;Iconscout&lt;/a&gt; in Apache License via &lt;a href="https://www.svgrepo.com/" target="_blank"&gt;SVG Repo&lt;/a&gt; </text:p>
          </table:table-cell>
          <table:table-cell/>
        </table:table-row>
        <table:table-row table:style-name="ro4">
          <table:table-cell office:value-type="string" calcext:value-type="string">
            <text:p>sound.png</text:p>
          </table:table-cell>
          <table:table-cell office:value-type="string" calcext:value-type="string">
            <text:p>https://www.svgrepo.com/svg/521855/sound</text:p>
          </table:table-cell>
          <table:table-cell office:value-type="string" calcext:value-type="string">
            <text:p>Vectors and icons by &lt;a href="https://www.figma.com/@thinkcly?ref=svgrepo.com" target="_blank"&gt;Konstantin Filatov&lt;/a&gt; in CC Attribution License via &lt;a href="https://www.svgrepo.com/" target="_blank"&gt;SVG Repo&lt;/a&gt; </text:p>
          </table:table-cell>
          <table:table-cell/>
        </table:table-row>
        <table:table-row table:style-name="ro1">
          <table:table-cell office:value-type="string" calcext:value-type="string">
            <text:p>lifepreserver.png</text:p>
          </table:table-cell>
          <table:table-cell office:value-type="string" calcext:value-type="string">
            <text:p>https://www.svgrepo.com/svg/241746/lifesaver-help</text:p>
          </table:table-cell>
          <table:table-cell table:style-name="Default"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read.png</text:p>
          </table:table-cell>
          <table:table-cell office:value-type="string" calcext:value-type="string">
            <text:p>https://www.svgrepo.com/svg/530146/read</text:p>
          </table:table-cell>
          <table:table-cell table:style-name="Default"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radar.png</text:p>
          </table:table-cell>
          <table:table-cell office:value-type="string" calcext:value-type="string">
            <text:p>https://www.svgrepo.com/svg/128396/radar</text:p>
          </table:table-cell>
          <table:table-cell table:style-name="Default" office:value-type="string" calcext:value-type="string">
            <text:p>NONE</text:p>
          </table:table-cell>
          <table:table-cell/>
        </table:table-row>
        <table:table-row table:style-name="ro2">
          <table:table-cell office:value-type="string" calcext:value-type="string">
            <text:p>checkround.png</text:p>
          </table:table-cell>
          <table:table-cell office:value-type="string" calcext:value-type="string">
            <text:p>https://www.svgrepo.com/svg/344088/check-circle-fill</text:p>
          </table:table-cell>
          <table:table-cell office:value-type="string" calcext:value-type="string">
            <text:p>Vectors and icons by &lt;a href="https://github.com/twbs/icons?ref=svgrepo.com" target="_blank"&gt;Bootstrap&lt;/a&gt; in MIT License via &lt;a href="https://www.svgrepo.com/" target="_blank"&gt;SVG Repo&lt;/a&gt; </text:p>
          </table:table-cell>
          <table:table-cell/>
        </table:table-row>
        <table:table-row table:style-name="ro4">
          <table:table-cell office:value-type="string" calcext:value-type="string">
            <text:p>downcloud.png</text:p>
          </table:table-cell>
          <table:table-cell office:value-type="string" calcext:value-type="string">
            <text:p>https://www.svgrepo.com/svg/513771/download-cloud</text:p>
          </table:table-cell>
          <table:table-cell office:value-type="string" calcext:value-type="string">
            <text:p>Vectors and icons by &lt;a href="https://twitter.com/drvaneetthakur?ref=svgrepo.com" target="_blank"&gt;Vaneet Thakur&lt;/a&gt; in CC Attribution License via &lt;a href="https://www.svgrepo.com/" target="_blank"&gt;SVG Repo&lt;/a&gt; </text:p>
          </table:table-cell>
          <table:table-cell/>
        </table:table-row>
        <table:table-row table:style-name="ro4">
          <table:table-cell office:value-type="string" calcext:value-type="string">
            <text:p>command.png</text:p>
          </table:table-cell>
          <table:table-cell office:value-type="string" calcext:value-type="string">
            <text:p>https://www.svgrepo.com/svg/524458/command</text:p>
          </table:table-cell>
          <table:table-cell office:value-type="string" calcext:value-type="string">
            <text:p>Vectors and icons by &lt;a href="https://www.figma.com/community/file/1166831539721848736?ref=svgrepo.com" target="_blank"&gt;Solar Icons&lt;/a&gt; in CC Attribution License via &lt;a href="https://www.svgrepo.com/" target="_blank"&gt;SVG Repo&lt;/a&gt; </text:p>
          </table:table-cell>
          <table:table-cell/>
        </table:table-row>
        <table:table-row table:style-name="ro1">
          <table:table-cell office:value-type="string" calcext:value-type="string">
            <text:p>ladybug.png</text:p>
          </table:table-cell>
          <table:table-cell office:value-type="string" calcext:value-type="string">
            <text:p>NONE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usercolor.png</text:p>
          </table:table-cell>
          <table:table-cell office:value-type="string" calcext:value-type="string">
            <text:p>https://www.svgrepo.com/svg/454342/account-customize-man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sliderscolor.png</text:p>
          </table:table-cell>
          <table:table-cell office:value-type="string" calcext:value-type="string">
            <text:p>NONE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keyboardcolor.png</text:p>
          </table:table-cell>
          <table:table-cell office:value-type="string" calcext:value-type="string">
            <text:p>NONE</text:p>
          </table:table-cell>
          <table:table-cell table:style-name="Default"/>
          <table:table-cell/>
        </table:table-row>
        <table:table-row table:style-name="ro2">
          <table:table-cell office:value-type="string" calcext:value-type="string">
            <text:p>tagcolor.png</text:p>
          </table:table-cell>
          <table:table-cell office:value-type="string" calcext:value-type="string">
            <text:p>https://www.svgrepo.com/svg/501830/tag</text:p>
          </table:table-cell>
          <table:table-cell office:value-type="string" calcext:value-type="string">
            <text:p>Vectors and icons by &lt;a href="https://dribbble.com/asammunir?ref=svgrepo.com" target="_blank"&gt;Asam Munir&lt;/a&gt; in CC Attribution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letter.png</text:p>
          </table:table-cell>
          <table:table-cell office:value-type="string" calcext:value-type="string">
            <text:p>https://www.svgrepo.com/svg/477055/mail</text:p>
          </table:table-cell>
          <table:table-cell office:value-type="string" calcext:value-type="string">
            <text:p>Vectors and icons by &lt;a href="https://dribbble.com/strayguy?ref=svgrepo.com" target="_blank"&gt;Jack Liu&lt;/a&gt; in PD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robotarmcolor.png</text:p>
          </table:table-cell>
          <table:table-cell office:value-type="string" calcext:value-type="string">
            <text:p>https://www.svgrepo.com/svg/397430/mechanical-arm</text:p>
          </table:table-cell>
          <table:table-cell office:value-type="string" calcext:value-type="string">
            <text:p>Vectors and icons by &lt;a href="https://github.com/googlefonts/noto-emoji?ref=svgrepo.com" target="_blank"&gt;Googlefonts&lt;/a&gt; in Apache License via &lt;a href="https://www.svgrepo.com/" target="_blank"&gt;SVG Repo&lt;/a&gt; </text:p>
          </table:table-cell>
          <table:table-cell/>
        </table:table-row>
        <table:table-row table:style-name="ro1">
          <table:table-cell office:value-type="string" calcext:value-type="string">
            <text:p>calendar.svg</text:p>
          </table:table-cell>
          <table:table-cell office:value-type="string" calcext:value-type="string">
            <text:p>NONE</text:p>
          </table:table-cell>
          <table:table-cell table:style-name="Default"/>
          <table:table-cell/>
        </table:table-row>
        <table:table-row table:style-name="ro4">
          <table:table-cell office:value-type="string" calcext:value-type="string">
            <text:p>banner.png</text:p>
          </table:table-cell>
          <table:table-cell office:value-type="string" calcext:value-type="string">
            <text:p>https://www.freepik.com/free-photo/jungle-forest-view-tropical-trees-generative-ai_39657349.htm</text:p>
          </table:table-cell>
          <table:table-cell office:value-type="string" calcext:value-type="string">
            <text:p>&lt;a href="https://www.freepik.com/free-photo/jungle-forest-view-tropical-trees-generative-ai_39657349.htm#query=jungle%20wallpaper&amp;position=12&amp;from_view=keyword&amp;track=ais&amp;uuid=126c7818-6bba-4f84-9f20-c85e3955e616"&gt;Image by pvproductions&lt;/a&gt; on Freepik </text:p>
          </table:table-cell>
          <table:table-cell/>
        </table:table-row>
        <table:table-row table:style-name="ro1">
          <table:table-cell office:value-type="string" calcext:value-type="string">
            <text:p>Yin-yang.svg</text:p>
          </table:table-cell>
          <table:table-cell office:value-type="string" calcext:value-type="string">
            <text:p>https://www.svgrepo.com/svg/227607/yin-yang-taoism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waterfall.svg</text:p>
          </table:table-cell>
          <table:table-cell office:value-type="string" calcext:value-type="string">
            <text:p>https://www.svgrepo.com/svg/92776/waterfall</text:p>
          </table:table-cell>
          <table:table-cell table:style-name="Default" office:value-type="string" calcext:value-type="string">
            <text:p>NONE</text:p>
          </table:table-cell>
          <table:table-cell/>
        </table:table-row>
        <table:table-row table:style-name="ro2">
          <table:table-cell office:value-type="string" calcext:value-type="string">
            <text:p>books.png</text:p>
          </table:table-cell>
          <table:table-cell office:value-type="string" calcext:value-type="string">
            <text:p>https://www.svgrepo.com/svg/371960/library</text:p>
          </table:table-cell>
          <table:table-cell office:value-type="string" calcext:value-type="string">
            <text:p>Vectors and icons by &lt;a href="https://github.com/vmware/clarity-assets?ref=svgrepo.com" target="_blank"&gt;Vmware&lt;/a&gt; in MIT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log.png</text:p>
          </table:table-cell>
          <table:table-cell office:value-type="string" calcext:value-type="string">
            <text:p>https://www.svgrepo.com/svg/373814/log</text:p>
          </table:table-cell>
          <table:table-cell office:value-type="string" calcext:value-type="string">
            <text:p>Vectors and icons by &lt;a href="https://github.com/vscode-icons/vscode-icons?ref=svgrepo.com" target="_blank"&gt;Vscode Icons&lt;/a&gt; in MIT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joystick.png</text:p>
          </table:table-cell>
          <table:table-cell office:value-type="string" calcext:value-type="string">
            <text:p>https://www.svgrepo.com/svg/344949/joystick</text:p>
          </table:table-cell>
          <table:table-cell office:value-type="string" calcext:value-type="string">
            <text:p>Vectors and icons by &lt;a href="https://github.com/twbs/icons?ref=svgrepo.com" target="_blank"&gt;Bootstrap&lt;/a&gt; in MIT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bug.png</text:p>
          </table:table-cell>
          <table:table-cell office:value-type="string" calcext:value-type="string">
            <text:p>https://www.svgrepo.com/svg/335985/bug</text:p>
          </table:table-cell>
          <table:table-cell office:value-type="string" calcext:value-type="string">
            <text:p>Vectors and icons by &lt;a href="https://github.com/bytedance/IconPark?ref=svgrepo.com" target="_blank"&gt;Iconpark&lt;/a&gt; in MIT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sync.png</text:p>
          </table:table-cell>
          <table:table-cell office:value-type="string" calcext:value-type="string">
            <text:p>https://www.svgrepo.com/svg/336608/database-sync</text:p>
          </table:table-cell>
          <table:table-cell office:value-type="string" calcext:value-type="string">
            <text:p>Vectors and icons by &lt;a href="https://github.com/bytedance/IconPark?ref=svgrepo.com" target="_blank"&gt;Iconpark&lt;/a&gt; in MIT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burger.png</text:p>
          </table:table-cell>
          <table:table-cell office:value-type="string" calcext:value-type="string">
            <text:p>https://www.svgrepo.com/svg/506800/burger-menu</text:p>
          </table:table-cell>
          <table:table-cell office:value-type="string" calcext:value-type="string">
            <text:p>Vectors and icons by &lt;a href="https://www.figma.com/@salahelimam?ref=svgrepo.com" target="_blank"&gt;Salah Elimam&lt;/a&gt; in PD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lock.png</text:p>
          </table:table-cell>
          <table:table-cell office:value-type="string" calcext:value-type="string">
            <text:p>https://www.svgrepo.com/svg/532320/lock</text:p>
          </table:table-cell>
          <table:table-cell office:value-type="string" calcext:value-type="string">
            <text:p>Vectors and icons by &lt;a href="https://dazzleui.gumroad.com/l/dazzleiconsfree?ref=svgrepo.com" target="_blank"&gt;Dazzle Ui&lt;/a&gt; in CC Attribution License via &lt;a href="https://www.svgrepo.com/" target="_blank"&gt;SVG Repo&lt;/a&gt; </text:p>
          </table:table-cell>
          <table:table-cell/>
        </table:table-row>
        <table:table-row table:style-name="ro3">
          <table:table-cell office:value-type="string" calcext:value-type="string">
            <text:p>grid.png</text:p>
          </table:table-cell>
          <table:table-cell office:value-type="string" calcext:value-type="string">
            <text:p>https://www.svgrepo.com/svg/502689/grid</text:p>
          </table:table-cell>
          <table:table-cell office:value-type="string" calcext:value-type="string">
            <text:p>Vectors and icons by &lt;a href="https://www.figma.com/community/file/1071678557813409125?ref=svgrepo.com" target="_blank"&gt;Ananthanath A X Kalaiism&lt;/a&gt; in PD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rotate.png</text:p>
          </table:table-cell>
          <table:table-cell office:value-type="string" calcext:value-type="string">
            <text:p>https://www.svgrepo.com/svg/437212/rotate-right</text:p>
          </table:table-cell>
          <table:table-cell office:value-type="string" calcext:value-type="string">
            <text:p>Vectors and icons by &lt;a href="https://github.com/framework7io/framework7-icons?ref=svgrepo.com" target="_blank"&gt;Framework7io&lt;/a&gt; in MIT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shift.png</text:p>
          </table:table-cell>
          <table:table-cell office:value-type="string" calcext:value-type="string">
            <text:p>https://www.svgrepo.com/svg/445839/keyboard-shift</text:p>
          </table:table-cell>
          <table:table-cell office:value-type="string" calcext:value-type="string">
            <text:p>Vectors and icons by &lt;a href="https://github.com/denali-design/denali-icons?ref=svgrepo.com" target="_blank"&gt;Denali Design&lt;/a&gt; in MIT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Shift-lock.png</text:p>
          </table:table-cell>
          <table:table-cell office:value-type="string" calcext:value-type="string">
            <text:p>https://www.svgrepo.com/svg/445195/keyboard-shift-solid</text:p>
          </table:table-cell>
          <table:table-cell office:value-type="string" calcext:value-type="string">
            <text:p>Vectors and icons by &lt;a href="https://github.com/denali-design/denali-icons?ref=svgrepo.com" target="_blank"&gt;Denali Design&lt;/a&gt; in MIT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enter.png</text:p>
          </table:table-cell>
          <table:table-cell office:value-type="string" calcext:value-type="string">
            <text:p>https://www.svgrepo.com/svg/371228/enter-arrow</text:p>
          </table:table-cell>
          <table:table-cell office:value-type="string" calcext:value-type="string">
            <text:p>Vectors and icons by &lt;a href="https://github.com/vaadin/vaadin-icons?ref=svgrepo.com" target="_blank"&gt;Vaadin&lt;/a&gt; in Apache License via &lt;a href="https://www.svgrepo.com/" target="_blank"&gt;SVG Repo&lt;/a&gt; </text:p>
          </table:table-cell>
          <table:table-cell/>
        </table:table-row>
        <table:table-row table:style-name="ro3">
          <table:table-cell office:value-type="string" calcext:value-type="string">
            <text:p>backspace.png</text:p>
          </table:table-cell>
          <table:table-cell office:value-type="string" calcext:value-type="string">
            <text:p>https://www.svgrepo.com/svg/502510/backspace</text:p>
          </table:table-cell>
          <table:table-cell office:value-type="string" calcext:value-type="string">
            <text:p>Vectors and icons by &lt;a href="https://www.figma.com/community/file/1071678557813409125?ref=svgrepo.com" target="_blank"&gt;Ananthanath A X Kalaiism&lt;/a&gt; in PD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globe.png</text:p>
          </table:table-cell>
          <table:table-cell office:value-type="string" calcext:value-type="string">
            <text:p>https://www.svgrepo.com/svg/361511/globe</text:p>
          </table:table-cell>
          <table:table-cell office:value-type="string" calcext:value-type="string">
            <text:p>Vectors and icons by &lt;a href="https://github.com/radix-ui/icons?ref=svgrepo.com" target="_blank"&gt;Radix Ui&lt;/a&gt; in MIT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emoji.png</text:p>
          </table:table-cell>
          <table:table-cell office:value-type="string" calcext:value-type="string">
            <text:p>https://www.svgrepo.com/svg/520711/emoji-grin-squint-tears</text:p>
          </table:table-cell>
          <table:table-cell office:value-type="string" calcext:value-type="string">
            <text:p>Vectors and icons by &lt;a href="https://www.figma.com/@syalankush?ref=svgrepo.com" target="_blank"&gt;Ankush Syal&lt;/a&gt; in CC Attribution License via &lt;a href="https://www.svgrepo.com/" target="_blank"&gt;SVG Repo&lt;/a&gt; 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26">00/00/0000</text:date>, <text:time style:data-style-name="N2" text:time-value="11:01:35.40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7-26T11:03:29.241000000</dc:date>
    <meta:editing-duration>P3DT9H17M59S</meta:editing-duration>
    <meta:editing-cycles>28</meta:editing-cycles>
    <meta:generator>LibreOffice/7.6.0.3$Windows_X86_64 LibreOffice_project/69edd8b8ebc41d00b4de3915dc82f8f0fc3b6265</meta:generator>
    <meta:document-statistic meta:table-count="1" meta:cell-count="268" meta:object-count="0"/>
  </office:meta>
</office:document-meta>
</file>